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adornments="Regular" style:font-family-generic="swiss" style:font-pitch="variable"/>
  </office:font-face-decls>
  <office:automatic-styles>
    <style:style style:name="P1" style:family="paragraph" style:parent-style-name="Standard">
      <style:text-properties style:font-name="Courier New1" fo:font-size="9pt" fo:font-weight="bold" style:font-size-asian="9pt" style:font-weight-asian="bold" style:font-size-complex="9pt" style:font-weight-complex="bold"/>
    </style:style>
    <style:style style:name="P2" style:family="paragraph" style:parent-style-name="Standard">
      <style:text-properties style:font-name="Courier New1"/>
    </style:style>
    <style:style style:name="P3" style:family="paragraph" style:parent-style-name="Standard">
      <style:text-properties style:font-name="Courier New1" fo:font-size="9pt" style:font-size-asian="9pt" style:font-size-complex="9pt"/>
    </style:style>
    <style:style style:name="P4" style:family="paragraph" style:parent-style-name="Standard">
      <style:text-properties style:font-name="Courier New1" fo:font-style="normal" fo:font-weight="bold" style:font-style-asian="normal" style:font-weight-asian="bold" style:font-style-complex="normal" style:font-weight-complex="bold"/>
    </style:style>
    <style:style style:name="P5" style:family="paragraph" style:parent-style-name="Standard">
      <style:text-properties style:font-name="Courier New1" fo:font-weight="bold" style:font-weight-asian="bold" style:font-weight-complex="bold"/>
    </style:style>
    <style:style style:name="P6" style:family="paragraph" style:parent-style-name="Standard" style:list-style-name="L1"/>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list-style-name="L2"/>
    <style:style style:name="P10" style:family="paragraph" style:parent-style-name="Standard">
      <style:text-properties style:text-underline-style="solid" style:text-underline-width="auto" style:text-underline-color="font-color"/>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9pt" style:font-size-asian="9pt" style:font-size-complex="9pt"/>
    </style:style>
    <style:style style:name="T4" style:family="text">
      <style:text-properties style:font-name="Courier New1"/>
    </style:style>
    <style:style style:name="T5" style:family="text">
      <style:text-properties fo:background-color="#ffff00"/>
    </style:style>
    <style:style style:name="T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 style:family="text">
      <style:text-properties fo:font-style="italic" style:text-underline-style="none"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p>
      <text:p text:style-name="P1">%% <text:s text:c="69"/>%%</text:p>
      <text:p text:style-name="P1">%% <text:s text:c="15"/>####### <text:s text:c="3"/>##### <text:s text:c="5"/>##### <text:s text:c="3"/>####### <text:s text:c="15"/>%%</text:p>
      <text:p text:style-name="P1">%% <text:s text:c="15"/># <text:s text:c="8"/># <text:s text:c="4"/># <text:s text:c="3"/>## <text:s text:c="10"/># <text:s text:c="18"/>%%</text:p>
      <text:p text:style-name="P1">%% <text:s text:c="15"/>#### <text:s text:c="5"/>####### <text:s text:c="4"/>#### <text:s text:c="7"/># <text:s text:c="18"/>%%</text:p>
      <text:p text:style-name="P1">%% <text:s text:c="15"/># <text:s text:c="8"/># <text:s text:c="4"/># <text:s text:c="7"/>## <text:s text:c="6"/># <text:s text:c="18"/>%%</text:p>
      <text:p text:style-name="P1">%% <text:s text:c="15"/># <text:s text:c="8"/># <text:s text:c="4"/># <text:s text:c="3"/>##### <text:s text:c="7"/># <text:s text:c="18"/>%%</text:p>
      <text:p text:style-name="P1">%% <text:s text:c="69"/>%%</text:p>
      <text:p text:style-name="P1">%% <text:s text:c="23"/>FalconSioc-Transfer <text:s text:c="26"/>%%</text:p>
      <text:p text:style-name="P1">%% <text:s text:c="69"/>%%</text:p>
      <text:p text:style-name="P1">%% <text:s text:c="21"/>(c) michi "mihi" hirczy <text:s text:c="24"/>%%</text:p>
      <text:p text:style-name="P1">%% <text:s/>Based on code by Rich "Flareless" Sherkin and Erwin "Eagle9" Neyt <text:s text:c="2"/>%%</text:p>
      <text:p text:style-name="P1">%% <text:s text:c="69"/>%%</text:p>
      <text:p text:style-name="P1">%%%%%%%%%%%%%%%%%%%%%%%%%%%%%%%%%%%%%%%%%%%%%%%%%%%%%%%%%%%%%%%%%%%%%%%%%%</text:p>
      <text:p text:style-name="Standard"/>
      <text:p text:style-name="Standard"/>
      <text:p text:style-name="Heading">*****************</text:p>
      <text:p text:style-name="Heading">* <text:s/>Disclaimer <text:s text:c="2"/>*</text:p>
      <text:p text:style-name="Heading">*****************</text:p>
      <text:p text:style-name="Standard"/>
      <text:p text:style-name="Standard">FAST is provided "as is" and actually is still a Beta-version. Use it on your own risk! ;-)</text:p>
      <text:p text:style-name="Standard"/>
      <text:p text:style-name="Standard">A big thanks to Alex "Skorp" García for the Spanish translation of this document!</text:p>
      <text:p text:style-name="Standard"/>
      <text:p text:style-name="Heading">*****************</text:p>
      <text:p text:style-name="Heading">* Installation <text:s/>*</text:p>
      <text:p text:style-name="Heading">*****************</text:p>
      <text:p text:style-name="Heading"/>
      <text:p text:style-name="Standard">To install FAST, simply start the <text:span text:style-name="T1">setup.exe</text:span> and tell the installer where to put the FAST files.</text:p>
      <text:p text:style-name="Standard"/>
      <text:p text:style-name="Standard">Since it is completely written in VisualBasic6, some files of the VB6Runtime are required to run FAST. These files are included in the setup and will be installed automatically (for more details see install.txt)</text:p>
      <text:p text:style-name="Standard"/>
      <text:p text:style-name="Heading">*****************</text:p>
      <text:p text:style-name="Heading">* Configuration *</text:p>
      <text:p text:style-name="Heading">*****************</text:p>
      <text:p text:style-name="Heading"/>
      <text:p text:style-name="Standard">FAST is either configured through the config file <text:span text:style-name="T1">fast.cfg</text:span> or through the GUI (but changes in the GUI are not automatically written to the config file)</text:p>
      <text:p text:style-name="Standard"/>
      <text:p text:style-name="Standard">A typical config file looks like this:</text:p>
      <text:p text:style-name="Standard"/>
      <text:p text:style-name="P2">SIOCServer=192.168.1.1</text:p>
      <text:p text:style-name="P2">SIOCPort=8092</text:p>
      <text:p text:style-name="P2">DataModel=AF</text:p>
      <text:p text:style-name="P2">F4Timer=30</text:p>
      <text:p text:style-name="Standard"/>
      <text:p text:style-name="Standard">Here's a short description of the fields in the config file (and GUI):</text:p>
      <text:p text:style-name="Standard"/>
      <text:p text:style-name="Standard"><text:span text:style-name="T1">SIOCServer</text:span>: <text:tab/>the IP address of the machine where the SIOC server is running</text:p>
      <text:p text:style-name="Standard"><text:span text:style-name="T1">SIOCPort</text:span>: <text:tab/>the port SIOC is listening (usually 8092)</text:p>
      <text:p text:style-name="Standard"><text:span text:style-name="T1">F4Timer</text:span>: <text:tab/>intervall to poll Falcon data in milliseconds</text:p>
      <text:p text:style-name="Standard"><text:span text:style-name="T1">DataModel</text:span>: <text:tab/>version of Falcon to connect to: AF for AlliedForce, BMS for BMS</text:p>
      <text:p text:style-name="Standard"/>
      <text:p text:style-name="Standard"/>
      <text:p text:style-name="Heading">*****************</text:p>
      <text:p text:style-name="Heading">* <text:s text:c="2"/>Overview <text:s text:c="3"/>*</text:p>
      <text:p text:style-name="Heading">*****************</text:p>
      <text:p text:style-name="Standard"/>
      <text:p text:style-name="Standard">FAST is a Tool to send Data from Falcon (either AlliedForce or any BMS derivate) to a SIOC server. Data is send over TCP/IP through the IOCProtocol.</text:p>
      <text:p text:style-name="Heading">*****************</text:p>
      <text:p text:style-name="Heading">* Starting FAST *</text:p>
      <text:p text:style-name="Heading">*****************</text:p>
      <text:p text:style-name="Standard"/>
      <text:p text:style-name="Standard">When starting up, FAST reads the config file <text:span text:style-name="T1">fast.cfg</text:span> to get the needed parameters and then tries to connect to Falcon and SIOC according to the values set in the config file. When the SIOC server is not running, FAST does not automatically try to reconnect - you will have to connect by pressing the "connect" button. </text:p>
      <text:p text:style-name="Standard"/>
      <text:p text:style-name="Standard">When Falcon is not running, FAST will poll for Falcon in the interval given in the "F4Timer" field.</text:p>
      <text:p text:style-name="Standard"/>
      <text:p text:style-name="Standard">So the best starting order for FAST to work best is:</text:p>
      <text:p text:style-name="Standard"/>
      <text:p text:style-name="Standard">1.) start SIOC server software</text:p>
      <text:p text:style-name="Standard">2.) start FAST</text:p>
      <text:p text:style-name="Standard">3.) start Falcon</text:p>
      <text:p text:style-name="Standard"/>
      <text:p text:style-name="Standard"/>
      <text:p text:style-name="Heading">**********************</text:p>
      <text:p text:style-name="Heading">* SIOC configuration *</text:p>
      <text:p text:style-name="Heading">**********************</text:p>
      <text:p text:style-name="Standard"/>
      <text:p text:style-name="Standard">When you start SIOC, you can go to IOCPCONSOLE and open the file <text:span text:style-name="T1">iocp_config.con</text:span> - all SIOC variables used are labeled now. Since the IOCProtocol can only transport integer values, you will have to modify the values in SIOC (i.e. the mach value 86 would have to be divided by 100 to get the correct value of 0.86)</text:p>
      <text:p text:style-name="Standard"/>
      <text:p text:style-name="Standard">Once you look at the values in IOCPCONSOLE you will see, how to manipulate the values.</text:p>
      <text:p text:style-name="Standard"/>
      <text:p text:style-name="Standard">FAST uses the following SIOC variables (comments in brackets):</text:p>
      <text:p text:style-name="Standard"/>
      <text:p text:style-name="Standard"><text:span text:style-name="T2">VAR 0001 </text:span>- internal bits (not implemented yet)</text:p>
      <text:p text:style-name="Standard"/>
      <text:p text:style-name="Standard"><text:span text:style-name="T2">VAR 0010</text:span> - Caution Panel Lights</text:p>
      <text:p text:style-name="Standard"/>
      <text:p text:style-name="Standard">The following bits are used:</text:p>
      <text:p text:style-name="P2"><text:s text:c="2"/>FL<text:span text:style-name="T3">CSFAULT = 0</text:span></text:p>
      <text:p text:style-name="P3"><text:s text:c="2"/>ENGINEFAULT = 1</text:p>
      <text:p text:style-name="P3"><text:s text:c="2"/>AVIONICSFAULT = 2</text:p>
      <text:p text:style-name="P3"><text:s text:c="2"/>SEATNOTARMED = 3</text:p>
      <text:p text:style-name="P3"><text:s text:c="2"/>ELECSYS = 4</text:p>
      <text:p text:style-name="P3"><text:s text:c="2"/>SEC = 5</text:p>
      <text:p text:style-name="P3"><text:s text:c="2"/>EQUIPHOT = 6 <text:s text:c="9"/>(is not in Memory, using CautionPanel OVERHEAT also)</text:p>
      <text:p text:style-name="P3"><text:s text:c="2"/>NWSFAIL = 7</text:p>
      <text:p text:style-name="P3"><text:s text:c="2"/>PROBEHEAT = 8</text:p>
      <text:p text:style-name="P3"><text:s text:c="2"/>FUELOILHOT = 9</text:p>
      <text:p text:style-name="P3"><text:s text:c="2"/>RADARALT = 10</text:p>
      <text:p text:style-name="P3"><text:s text:c="2"/>ANTISKID = 11</text:p>
      <text:p text:style-name="P3"><text:s text:c="2"/>CADC = 12 <text:s text:c="13"/>(is not in Memory, will always be OFF)</text:p>
      <text:p text:style-name="P3"><text:s text:c="2"/>INLETICING = 13 <text:s text:c="7"/>(is not in Memory, will always be OFF)</text:p>
      <text:p text:style-name="P3"><text:s text:c="2"/>IFF = 14 <text:s text:c="4"/></text:p>
      <text:p text:style-name="P3"><text:s text:c="2"/>HOOK = 15 <text:s text:c="4"/></text:p>
      <text:p text:style-name="P3"><text:s text:c="2"/>STORESCONFIG = 16</text:p>
      <text:p text:style-name="P3"><text:s text:c="2"/>OVERHEAT = 17</text:p>
      <text:p text:style-name="P3"><text:s text:c="2"/>NUCLEAR = 18 <text:s text:c="10"/>(is not in Memory, will always be OFF)</text:p>
      <text:p text:style-name="P3"><text:s text:c="2"/>OXY_LOW = 19</text:p>
      <text:p text:style-name="P3"><text:s text:c="2"/>ATFNOTENGAGED = 20 <text:s text:c="4"/>(is not in Memory, will always be OFF)</text:p>
      <text:p text:style-name="P3"><text:s text:c="2"/>EEC = 21 <text:s text:c="14"/>(is not in Memory, using ECM[not on real CP])</text:p>
      <text:p text:style-name="P3"><text:s text:c="2"/>CABINPRESS = 22</text:p>
      <text:p text:style-name="P3"><text:s text:c="2"/>FWDFUELLOW = 23</text:p>
      <text:p text:style-name="P3"><text:s text:c="2"/>AFTFUELLOW = 24</text:p>
      <text:p text:style-name="P3"><text:s text:c="2"/>BUC = 25</text:p>
      <text:p text:style-name="Standard"/>
      <text:p text:style-name="Standard"/>
      <text:p text:style-name="Standard"/>
      <text:p text:style-name="Standard"/>
      <text:p text:style-name="Standard"/>
      <text:p text:style-name="Standard"><text:span text:style-name="T2">VAR 0011</text:span> - Front Panel Lights</text:p>
      <text:p text:style-name="Standard"/>
      <text:p text:style-name="Standard">The following bits are used:</text:p>
      <text:p text:style-name="Standard"><text:s text:c="2"/><text:span text:style-name="T4">' lefteyebrowlights</text:span></text:p>
      <text:p text:style-name="P2"><text:s text:c="2"/>MASTERCAUTION = 0</text:p>
      <text:p text:style-name="P2"><text:s text:c="2"/>TFFAIL = 1</text:p>
      <text:p text:style-name="P2"><text:s text:c="2"/>' left indexer</text:p>
      <text:p text:style-name="P2"><text:s text:c="2"/>AOAHIGH = 2</text:p>
      <text:p text:style-name="P2"><text:s text:c="2"/>AOAMIDDLE = 3</text:p>
      <text:p text:style-name="P2"><text:s text:c="2"/>AOALOW = 4</text:p>
      <text:p text:style-name="P2"><text:s text:c="2"/>' right indexer</text:p>
      <text:p text:style-name="P2"><text:s text:c="2"/>RDY = 5</text:p>
      <text:p text:style-name="P2"><text:s text:c="2"/>ARNWS = 6</text:p>
      <text:p text:style-name="P2"><text:s text:c="2"/>DISC = 7</text:p>
      <text:p text:style-name="P2"><text:s text:c="2"/>' right eyebrowlights</text:p>
      <text:p text:style-name="P2"><text:s text:c="2"/>ENGFIRE = 8</text:p>
      <text:p text:style-name="P2"><text:s text:c="2"/>ENGINE = 9 <text:s text:c="11"/>(is not in Memory, using CautionPanel EngineFault)</text:p>
      <text:p text:style-name="P2"><text:s text:c="2"/>HYDOILPRESS = 10</text:p>
      <text:p text:style-name="P2"><text:s text:c="2"/>FLCS = 11 <text:s text:c="12"/>(is not in Memory, using CautionPanel FltCtrlSys)</text:p>
      <text:p text:style-name="P2"><text:s text:c="2"/>DBUON = 12 <text:s text:c="11"/>(is not in Memory, using DUAL-&gt;in AF on CP)</text:p>
      <text:p text:style-name="P2"><text:s text:c="2"/>TOLDGCONFIG = 13 <text:s text:c="4"/></text:p>
      <text:p text:style-name="P2"><text:s text:c="2"/>CANOPY = 14 <text:s text:c="4"/></text:p>
      <text:p text:style-name="P2"><text:s text:c="2"/>OXYLOW = 15 <text:s text:c="4"/></text:p>
      <text:p text:style-name="P2"><text:s text:c="2"/>' tws prime</text:p>
      <text:p text:style-name="P2"><text:s text:c="2"/>HANDOFF = 16 <text:s text:c="4"/></text:p>
      <text:p text:style-name="P2"><text:s text:c="2"/>LAUNCH = 17 <text:s text:c="4"/></text:p>
      <text:p text:style-name="P2"><text:s text:c="2"/>PRIMODE = 18 <text:s text:c="4"/></text:p>
      <text:p text:style-name="P2"><text:s text:c="2"/>NAVAL = 19 <text:s text:c="4"/></text:p>
      <text:p text:style-name="P2"><text:s text:c="2"/>UNKNOWN = 20 <text:s text:c="5"/></text:p>
      <text:p text:style-name="P2"><text:s text:c="2"/>TGTSEP = 21 <text:s text:c="5"/></text:p>
      <text:p text:style-name="P2"><text:s text:c="2"/>' misc panel</text:p>
      <text:p text:style-name="P2"><text:s text:c="2"/>ECMON = 22</text:p>
      <text:p text:style-name="P2"><text:s text:c="2"/>TFRACTIVE = 23</text:p>
      <text:p text:style-name="P2"><text:s text:c="2"/>TFRSTDBY = 24 <text:s text:c="8"/>(not available in AF)</text:p>
      <text:p text:style-name="Standard"/>
      <text:p text:style-name="Standard"><text:span text:style-name="T2">VAR 0012</text:span> - Console Lights</text:p>
      <text:p text:style-name="Standard"/>
      <text:p text:style-name="Standard">The following bits are used:</text:p>
      <text:p text:style-name="P2"><text:s text:c="2"/>JFSON = 0 <text:s text:c="2"/></text:p>
      <text:p text:style-name="P2"><text:s text:c="2"/>AVTRON = 1 <text:s text:c="2"/></text:p>
      <text:p text:style-name="P2"><text:s text:c="2"/>' epu</text:p>
      <text:p text:style-name="P2"><text:s text:c="2"/>EPUON = 2 <text:s text:c="2"/></text:p>
      <text:p text:style-name="P2"><text:s text:c="2"/>HYDRAZIN = 3</text:p>
      <text:p text:style-name="P2"><text:s text:c="2"/>AIR = 4</text:p>
      <text:p text:style-name="P2"><text:s text:c="2"/>' elec</text:p>
      <text:p text:style-name="P2"><text:s text:c="2"/>FLCSPMG = 5</text:p>
      <text:p text:style-name="P2"><text:s text:c="2"/>MAINGEN = 6</text:p>
      <text:p text:style-name="P2"><text:s text:c="2"/>STBYGEN = 7</text:p>
      <text:p text:style-name="P2"><text:s text:c="2"/>EPUGEN = 8</text:p>
      <text:p text:style-name="P2"><text:s text:c="2"/>EPUPMG = 9</text:p>
      <text:p text:style-name="P2"><text:s text:c="2"/>TOFLCS = 10</text:p>
      <text:p text:style-name="P2"><text:s text:c="2"/>FLCSRLY = 11</text:p>
      <text:p text:style-name="P2"><text:s text:c="2"/>BATFAIL = 12</text:p>
      <text:p text:style-name="P2"><text:s text:c="2"/>' flight control</text:p>
      <text:p text:style-name="P2"><text:s text:c="2"/>FLTCTRLFAIL = 13</text:p>
      <text:p text:style-name="P2"><text:s text:c="2"/>' marcer beacon light(s)</text:p>
      <text:p text:style-name="P2"><text:s text:c="2"/>MARKER_OUTER = 14</text:p>
      <text:p text:style-name="P2"><text:s text:c="2"/>MARKER_MIDDLE = 15</text:p>
      <text:p text:style-name="P2"><text:s text:c="2"/>MARKER_INNER = 16</text:p>
      <text:p text:style-name="P2"><text:s text:c="2"/></text:p>
      <text:p text:style-name="P2"><text:s text:c="2"/>NOSEWHEEL = 17</text:p>
      <text:p text:style-name="P2"><text:s text:c="2"/>LEFTWHEEL = 18</text:p>
      <text:p text:style-name="P2"><text:s text:c="2"/>RIGHTWHEEL = 19</text:p>
      <text:p text:style-name="P2"><text:s text:c="2"/>GEARHANDLE = 20</text:p>
      <text:p text:style-name="P2"><text:s text:c="2"/>' tws aux</text:p>
      <text:p text:style-name="P2"><text:s text:c="2"/>AUXSRCH = 21</text:p>
      <text:p text:style-name="P2"><text:s text:c="2"/>AUXACT = 22</text:p>
      <text:p text:style-name="P2"><text:s text:c="2"/>AUXLOW = 23</text:p>
      <text:p text:style-name="P2"><text:s text:c="2"/>AUXPWR = 24</text:p>
      <text:p text:style-name="P2"/>
      <text:p text:style-name="P2"><text:s text:c="2"/>CMDS_NOGO = 25 <text:s text:c="2"/>(NOGO will be set, when chaffCount or flareCount = 0)</text:p>
      <text:p text:style-name="P2"><text:s text:c="2"/>CMDS_GO = 26</text:p>
      <text:p text:style-name="P2"><text:s text:c="2"/>CMDS_DISPRDY = 27</text:p>
      <text:p text:style-name="Standard"/>
      <text:p text:style-name="Standard"><text:span text:style-name="T2">VAR 0013</text:span> - Instrument Flags (not implemented yet)</text:p>
      <text:p text:style-name="Standard"/>
      <text:p text:style-name="Standard">The following bits are used:</text:p>
      <text:p text:style-name="P2"><text:s text:c="2"/>HSI_To = 0 <text:s text:c="12"/>' HSI_FLAG_TO_TRUE</text:p>
      <text:p text:style-name="P2"><text:s text:c="2"/>HSI_Ils = 1 <text:s text:c="11"/>' HSI_FLAG_ILS_WARN</text:p>
      <text:p text:style-name="P2"><text:s text:c="2"/>HSI_Course = 2 <text:s text:c="8"/>' HSI_FLAG_CRS_WARN</text:p>
      <text:p text:style-name="P2"><text:s text:c="2"/>HSI_Init = 3 <text:s text:c="10"/>' HSI_FLAG_INIT</text:p>
      <text:p text:style-name="P2"><text:s text:c="2"/>TotalFlags = 4 <text:s text:c="8"/>' HSI_FLAG_TOTAL_FLAGS</text:p>
      <text:p text:style-name="P2"><text:s text:c="2"/>ADI_OFF = 5 <text:s text:c="11"/>' ADI OFF Flag</text:p>
      <text:p text:style-name="P2"><text:s text:c="2"/>ADI_AUX = 6 <text:s text:c="11"/>' ADI AUX Flag</text:p>
      <text:p text:style-name="P2"><text:s text:c="2"/>ADI_GS = 7 <text:s text:c="12"/>' ADI GS FLAG</text:p>
      <text:p text:style-name="P2"><text:s text:c="2"/>ADI_LOC = 8 <text:s text:c="11"/>' ADI LOC FLAG</text:p>
      <text:p text:style-name="P2"><text:s text:c="2"/>HSI_OFF = 9 <text:s text:c="11"/>' HSI OFF Flag</text:p>
      <text:p text:style-name="P2"><text:s text:c="2"/>BUP_ADI_OFF = 10 <text:s text:c="6"/>' Backup ADI Off Flag</text:p>
      <text:p text:style-name="P2"><text:s text:c="2"/>VVI_OFF = 11 <text:s text:c="10"/>' VVI OFF Flag</text:p>
      <text:p text:style-name="P2"><text:s text:c="2"/>AOA_OFF = 12 <text:s text:c="10"/>' AOA OFF Flag</text:p>
      <text:p text:style-name="P2"/>
      <text:p text:style-name="Standard">To check any of these bits, use the "TESTBIT" function of SIOC. If you want to check, if the NWS light is on in Falcon, use:</text:p>
      <text:p text:style-name="Standard"/>
      <text:p text:style-name="P4">C0 = TESTBIT V0011, 6</text:p>
      <text:p text:style-name="Standard"/>
      <text:p text:style-name="Standard"><text:span text:style-name="T5">ATTENTION! Bits start with "0"!</text:span> </text:p>
      <text:p text:style-name="Standard"/>
      <text:p text:style-name="Standard">so, to check the MasterCaution, you have to use</text:p>
      <text:p text:style-name="Standard"/>
      <text:p text:style-name="P5">C0 = TESTBIT V0011, 0</text:p>
      <text:p text:style-name="Standard"/>
      <text:p text:style-name="Standard"/>
      <text:p text:style-name="Standard"><text:span text:style-name="T6">VAR 0015-0018</text:span> </text:p>
      <text:p text:style-name="Standard"/>
      <text:p text:style-name="Standard">are the original Falcon lightbit values. You can use these or the variables I implemented above.</text:p>
      <text:p text:style-name="Standard"/>
      <text:p text:style-name="Standard">To get more information about these values, please check the file <text:span text:style-name="T1">IOCP.pdf</text:span> which comes with FAST, it's from "MachoMan's" <text:span text:style-name="T7">supertron</text:span> program. There are some differences between the AF lightbits and the BMS lightbits (shown in <text:span text:style-name="T1">IOCP.pdf</text:span>):</text:p>
      <text:p text:style-name="Standard"/>
      <text:list text:style-name="L1">
        <text:list-item>
          <text:p text:style-name="P6">in lightbits the bits "WOW", "AutoPilotOn" and "TFR_STBY" are not available</text:p>
          <text:p text:style-name="P6"/>
        </text:list-item>
        <text:list-item>
          <text:p text:style-name="P6">in lightbits2 the last bit "ENGINE" is not available</text:p>
          <text:p text:style-name="P6"/>
        </text:list-item>
        <text:list-item>
          <text:p text:style-name="P6">in lightbits3 the bit "Power_Off" is not there, instead it is called "OnGround" - sadly, this bit doesn't really indicate, if the plane is on the ground, just the time from rampstart to main generator running</text:p>
          <text:p text:style-name="P6"/>
        </text:list-item>
        <text:list-item>
          <text:p text:style-name="P6">in lightbits3 all the bits from "Eng2_Fire" to "RightGearDown" are not in AF</text:p>
        </text:list-item>
      </text:list>
      <text:p text:style-name="Standard"/>
      <text:p text:style-name="Standard"/>
      <text:p text:style-name="P7">VAR 0020-0099</text:p>
      <text:p text:style-name="Standard"/>
      <text:p text:style-name="Standard">Data values out of Falcon - to know, which value is what, please check the IOCPConsole with the included <text:span text:style-name="T1">iocp_config.con</text:span> file. At the moment, only values from 20-70 are used, so there are some free spots for future data...</text:p>
      <text:p text:style-name="P8">### DED and PFL ###</text:p>
      <text:p text:style-name="Standard"/>
      <text:p text:style-name="Standard">Since SIOC does not support text to be transported, DED and PFL data is stored as 1 character ASCII-value in 1 sioc variable, starting at variable 100. </text:p>
      <text:p text:style-name="Standard"/>
      <text:p text:style-name="Standard">So VARS 0100 - 0124 hold the characters for the first DED line, 0125-0149 for the 2nd DED line, 0150-0174 the 3rd DED line, 0175-0199 the 4th DED line and 0200-0224 the 5th DED line.</text:p>
      <text:p text:style-name="Standard"/>
      <text:p text:style-name="Standard">The PFL starts at VAR 0300 and ends at 0424.</text:p>
      <text:p text:style-name="Standard"/>
      <text:p text:style-name="Standard">The inverted character positions are not implemented yet</text:p>
      <text:p text:style-name="Standard"/>
      <text:p text:style-name="Standard"/>
      <text:p text:style-name="Heading">*****************</text:p>
      <text:p text:style-name="Heading">* <text:s/>Known Bugs <text:s text:c="2"/>*</text:p>
      <text:p text:style-name="Heading">*****************</text:p>
      <text:p text:style-name="Standard"/>
      <text:list text:style-name="L2">
        <text:list-item>
          <text:p text:style-name="P9">Some values are not read correctly from Falcon: fwd and aft fuel</text:p>
        </text:list-item>
      </text:list>
      <text:p text:style-name="Standard"/>
      <text:list text:style-name="L2">
        <text:list-item>
          <text:p text:style-name="P9">Inverted characters of DED and PFL are not implemented yet</text:p>
        </text:list-item>
      </text:list>
      <text:p text:style-name="Standard"/>
      <text:p text:style-name="Standard"/>
      <text:p text:style-name="Heading">*****************</text:p>
      <text:p text:style-name="Heading">* <text:s text:c="2"/>Changelog <text:s text:c="2"/>*</text:p>
      <text:p text:style-name="Heading">*****************</text:p>
      <text:p text:style-name="P10"/>
      <text:p text:style-name="P10">V0.94</text:p>
      <text:p text:style-name="Standard">*) Wheel-Lights changed for AF 1.09</text:p>
      <text:p text:style-name="P10"/>
      <text:p text:style-name="P10">V0.93</text:p>
      <text:p text:style-name="Standard">*) GearLights are updated, dependend on AF gear position values</text:p>
      <text:p text:style-name="Standard">*) Support for BMS/FF implemented</text:p>
      <text:p text:style-name="Standard">*) TFRSTDBY lightbit included (not available in AF)</text:p>
      <text:p text:style-name="Standard">*) variables “courseState” and “headingState” added (variables 69 and 70)</text:p>
      <text:p text:style-name="Standard">*) Bits in ConsoleLights added: NOGO, GO, DISPENSE RDY from CMDS panel</text:p>
      <text:p text:style-name="Standard">*) Bugfix – STORESCONFIG is available now</text:p>
      <text:p text:style-name="Standard"/>
      <text:p text:style-name="P10">V0.92</text:p>
      <text:p text:style-name="Standard">*) own light values added</text:p>
      <text:p text:style-name="Standard"/>
      <text:p text:style-name="P10">V0.91</text:p>
      <text:p text:style-name="Standard">First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cm" fo:margin-bottom="0cm" fo:keep-with-next="always"/>
      <style:text-properties style:font-name="Courier New" fo:font-size="12pt" style:font-name-asian="Lucida Sans Unicode" style:font-size-asian="14pt" style:font-name-complex="Tahoma" style:font-size-complex="14pt"/>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5-04T15:48:22</meta:creation-date>
    <dc:creator>Michael Hirczy</dc:creator>
    <dc:date>2007-01-10T21:55:26</dc:date>
    <dc:language>en-US</dc:language>
    <meta:editing-cycles>69</meta:editing-cycles>
    <meta:editing-duration>PT4H13M51S</meta:editing-duration>
    <meta:user-defined meta:name="Info 1"/>
    <meta:user-defined meta:name="Info 2"/>
    <meta:user-defined meta:name="Info 3"/>
    <meta:user-defined meta:name="Info 4"/>
    <meta:document-statistic meta:table-count="0" meta:image-count="0" meta:object-count="0" meta:page-count="5" meta:paragraph-count="210" meta:word-count="1206" meta:character-count="8651"/>
  </office:meta>
</office:document-meta>
</file>